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urbanEventObj.getLinkedOrganisationTerm().getFormattedDescription(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15:26:56</dc:date>
    <dc:language>fr-FR</dc:language>
    <meta:editing-cycles>78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8" meta:character-count="965" meta:non-whitespace-character-count="870"/>
    <meta:user-defined meta:name="Info 1"/>
    <meta:user-defined meta:name="Info 2"/>
    <meta:user-defined meta:name="Info 3"/>
    <meta:user-defined meta:name="Info 4"/>
  </office:meta>
</office:document-meta>
</file>